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75e82" officeooo:paragraph-rsid="00175e82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5e82" officeooo:paragraph-rsid="00175e8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5e82" officeooo:paragraph-rsid="00175e8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75e82" officeooo:paragraph-rsid="00175e8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7b7e1" officeooo:paragraph-rsid="0017b7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75e82" officeooo:paragraph-rsid="00175e82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7b7e1" officeooo:paragraph-rsid="0017b7e1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xtMusic</text:p>
      <text:p text:style-name="P3">Introdução</text:p>
      <text:p text:style-name="P6"><text:tab/>TxtMusic é um sintetizador de música que tem como entrada um texto, qual seja, uma sequência de caracteres ASCII. Cada caractere é decodificado em uma nota musical ou um sinal de controle sobre o timbre, cadência, intensidade, ou outro atributo da melodia em execução. O mapeamento dos caracteres ASCII pode ser consultado abaixo juntamente com a descrição dos requisitos do software, entre elas os funcionais, relativo à funcionalidade, e também os não-funcionais.</text:p>
      <text:p text:style-name="P4"/>
      <text:p text:style-name="P5">Operações</text:p>
      <text:list xml:id="list852087994" text:style-name="L2">
        <text:list-item>
          <text:p text:style-name="P7">Carregar arquivo: A priori somente no formato .txt. O arquivo poderá ser selecionado através de um explorador de arquivos.</text:p>
        </text:list-item>
        <text:list-item>
          <text:p text:style-name="P7">Carregar arquivos por arraste: Variação do item anterior. A diferença é que um arquivo pode ser carregado com a mecânica “arrastar-soltar”, do sistema de arquivos do usuário para o programa.</text:p>
        </text:list-item>
        <text:list-item>
          <text:p text:style-name="P7">Editar texto: O programa terá um editor de texto embutido, onde se pode alterar o conteúdo de um texto ou mesmo criar um texto do zero.</text:p>
        </text:list-item>
        <text:list-item>
          <text:p text:style-name="P7">Salvar texto: Função de salvar texto editor pelo editor embarcado, com janela de verificação em caso de possível Overwrite.</text:p>
        </text:list-item>
        <text:list-item>
          <text:p text:style-name="P7">Executar Melodia: Um botão que quando ativado faz o programa interpretar o texto da “janela ativa”(definida mais adiante) , termo a termo, executando uma melodia. O mapeamento dos termos feito pelo parser é detalhado mais a frente.</text:p>
        </text:list-item>
        <text:list-item>
          <text:p text:style-name="P7">Pausar Melodia: Função disponível enquanto uma melodia está executando. Seu botão de acionamento é o mesmo de “Executar Melodia”, porém com layout ajustado. Ao ser acionado a execução da melodia é interrompida, podendo ser retomada a qualquer momento do ponto de interrupção.</text:p>
        </text:list-item>
        <text:list-item>
          <text:p text:style-name="P7">Parar Melodia: Botão ao lado do usado por “Executar Melodia”/”Pausar Melodia”. Interrompe a melodia e reinicia o interpretador.</text:p>
        </text:list-item>
        <text:list-item>
          <text:p text:style-name="P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22:12:07.636204079</meta:creation-date>
    <meta:generator>LibreOffice/7.3.4.2$Linux_X86_64 LibreOffice_project/30$Build-2</meta:generator>
    <dc:date>2022-07-05T22:34:14.309036939</dc:date>
    <meta:editing-duration>PT8M55S</meta:editing-duration>
    <meta:editing-cycles>2</meta:editing-cycles>
    <meta:document-statistic meta:table-count="0" meta:image-count="0" meta:object-count="0" meta:page-count="1" meta:paragraph-count="12" meta:word-count="274" meta:character-count="1704" meta:non-whitespace-character-count="1448"/>
  </office:meta>
</office:document-meta>
</file>